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28" table:style-name="ro1">
          <table:table-cell table:number-columns-repeated="16384"/>
        </table:table-row>
        <table:table-row table:style-name="ro1">
          <table:table-cell table:number-columns-repeated="496"/>
          <table:table-cell table:style-name="ce2"/>
          <table:table-cell office:value-type="string" table:style-name="ce2">
            <text:p>ms_percent_big</text:p>
          </table:table-cell>
          <table:table-cell table:number-columns-repeated="3" table:style-name="ce2"/>
          <table:table-cell office:value-type="string" table:style-name="ce2">
            <text:p>spell_dmg_big</text:p>
          </table:table-cell>
          <table:table-cell table:number-columns-repeated="522" table:style-name="ce2"/>
          <table:table-cell table:number-columns-repeated="15360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ana_regen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5881"/>
        </table:table-row>
        <table:table-row table:style-name="ro1">
          <table:table-cell table:number-columns-repeated="496"/>
          <table:table-cell office:value-type="string" table:style-name="ce2">
            <text:p>ms_percent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15881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onjurer_trait</text:p>
          </table:table-cell>
          <table:table-cell table:number-columns-repeated="8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8" table:style-name="ce2"/>
          <table:table-cell office:value-type="string" table:style-name="ce2">
            <text:p>pain_control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6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0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9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ana_percent_major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ana_regen_percent_small</text:p>
          </table:table-cell>
          <table:table-cell table:number-columns-repeated="9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ll_dmg_big</text:p>
          </table:table-cell>
          <table:table-cell table:style-name="ce2"/>
          <table:table-cell office:value-type="string" table:style-name="ce2">
            <text:p>thunder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major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_small</text:p>
          </table:table-cell>
          <table:table-cell table:number-columns-repeated="7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5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7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battery_tra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6" table:style-name="ce2"/>
          <table:table-cell office:value-type="string" table:style-name="ce2">
            <text:p>hp_percent_small</text:p>
          </table:table-cell>
          <table:table-cell table:number-columns-repeated="15842"/>
        </table:table-row>
        <table:table-row table:style-name="ro1">
          <table:table-cell table:number-columns-repeated="457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attack_dmg_major</text:p>
          </table:table-cell>
          <table:table-cell table:number-columns-repeated="2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i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7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ummon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7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_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fc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nature_all_dmg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ene_regen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1" table:style-name="ce2"/>
          <table:table-cell office:value-type="string" table:style-name="ce2">
            <text:p>wis_small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big</text:p>
          </table:table-cell>
          <table:table-cell table:number-columns-repeated="4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table:number-columns-repeated="2" table:style-name="ce2"/>
          <table:table-cell office:value-type="string" table:style-name="ce2">
            <text:p>mana_ene_regen_big</text:p>
          </table:table-cell>
          <table:table-cell table:style-name="ce2"/>
          <table:table-cell office:value-type="string" table:style-name="ce2">
            <text:p>water_spell_dmg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magical_lif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wat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3" table:style-name="ce2"/>
          <table:table-cell office:value-type="string" table:style-name="ce2">
            <text:p>vit_big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ea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to_thunder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7" table:style-name="ce2"/>
          <table:table-cell office:value-type="string" table:style-name="ce2">
            <text:p>staff_ele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spell_dmg_big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style-name="ce2"/>
          <table:table-cell office:value-type="string" table:style-name="ce2">
            <text:p>are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spe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water_spell_dmg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wis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style-name="ce2"/>
          <table:table-cell office:value-type="string" table:style-name="ce2">
            <text:p>summon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percent_major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office:value-type="string" table:style-name="ce2">
            <text:p>pocket_capacito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c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rit_hi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ster_trait</text:p>
          </table:table-cell>
          <table:table-cell table:number-columns-repeated="15834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e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area_big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cri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dodge_small</text:p>
          </table:table-cell>
          <table:table-cell table:number-columns-repeated="2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crit_hit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wat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ummon_dmg_small</text:p>
          </table:table-cell>
          <table:table-cell table:number-columns-repeated="4" table:style-name="ce2"/>
          <table:table-cell office:value-type="string" table:style-name="ce2">
            <text:p>area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9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c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all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roj_speed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elemental_all_dmg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spell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summon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roj_speed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table:number-columns-repeated="5" table:style-name="ce2"/>
          <table:table-cell office:value-type="string" table:style-name="ce2">
            <text:p>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phys_dmg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number-columns-repeated="2" table:style-name="ce2"/>
          <table:table-cell office:value-type="string" table:style-name="ce2">
            <text:p>elemental_purity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all_dmg_small</text:p>
          </table:table-cell>
          <table:table-cell table:style-name="ce2"/>
          <table:table-cell office:value-type="string" table:style-name="ce2">
            <text:p>elemental_res_big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5" table:style-name="ce2"/>
          <table:table-cell office:value-type="string" table:style-name="ce2">
            <text:p>elemental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uardian</text:p>
          </table:table-cell>
          <table:table-cell table:number-columns-repeated="5" table:style-name="ce2"/>
          <table:table-cell office:value-type="string" table:style-name="ce2">
            <text:p>cdr_big</text:p>
          </table:table-cell>
          <table:table-cell table:number-columns-repeated="5" table:style-name="ce2"/>
          <table:table-cell office:value-type="string" table:style-name="ce2">
            <text:p>THIEF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hys_dmg_small</text:p>
          </table:table-cell>
          <table:table-cell table:number-columns-repeated="6" table:style-name="ce2"/>
          <table:table-cell office:value-type="string" table:style-name="ce2">
            <text:p>hp_hp_regen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cdr_big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5" table:style-name="ce2"/>
          <table:table-cell table:number-columns-repeated="15360"/>
        </table:table-row>
        <table:table-row table:style-name="ro1">
          <table:table-cell table:number-columns-repeated="443"/>
          <table:table-cell office:value-type="string" table:style-name="ce2">
            <text:p>hp_percent_big</text:p>
          </table:table-cell>
          <table:table-cell table:number-columns-repeated="5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mental_attack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crit_hit_small</text:p>
          </table:table-cell>
          <table:table-cell table:style-name="ce2"/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hp_dodge_small</text:p>
          </table:table-cell>
          <table:table-cell table:number-columns-repeated="3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number-columns-repeated="5" table:style-name="ce2"/>
          <table:table-cell office:value-type="string" table:style-name="ce2">
            <text:p>crossbow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percent_small</text:p>
          </table:table-cell>
          <table:table-cell table:number-columns-repeated="5" table:style-name="ce2"/>
          <table:table-cell office:value-type="string" table:style-name="ce2">
            <text:p>hp_percent_big</text:p>
          </table:table-cell>
          <table:table-cell table:number-columns-repeated="468" table:style-name="ce2"/>
          <table:table-cell table:number-columns-repeated="15360"/>
        </table:table-row>
        <table:table-row table:style-name="ro1">
          <table:table-cell table:number-columns-repeated="443"/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dodg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roj_speed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number-columns-repeated="469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heal_pw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man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26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thunder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table:number-columns-repeated="5" table:style-name="ce2"/>
          <table:table-cell office:value-type="string" table:style-name="ce2">
            <text:p>crossbow_ele_dmg_percent_maj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refreshing_breeze_trait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mana_cos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ene_small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number-columns-repeated="2" table:style-name="ce2"/>
          <table:table-cell office:value-type="string" table:style-name="ce2">
            <text:p>hp_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6" table:style-name="ce2"/>
          <table:table-cell office:value-type="string" table:style-name="ce2">
            <text:p>overseer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natu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esourceful_trait</text:p>
          </table:table-cell>
          <table:table-cell table:number-columns-repeated="474" table:style-name="ce2"/>
          <table:table-cell table:number-columns-repeated="15360"/>
        </table:table-row>
        <table:table-row table:style-name="ro1">
          <table:table-cell table:number-columns-repeated="443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staff_ele_dmg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spell_dmg_major</text:p>
          </table:table-cell>
          <table:table-cell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big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energy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nature_all_dmg_small</text:p>
          </table:table-cell>
          <table:table-cell table:number-columns-repeated="5" table:style-name="ce2"/>
          <table:table-cell office:value-type="string" table:style-name="ce2">
            <text:p>thunder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ttack_dmg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roj_speed_small</text:p>
          </table:table-cell>
          <table:table-cell table:style-name="ce2"/>
          <table:table-cell office:value-type="string" table:style-name="ce2">
            <text:p>proj_speed_small</text:p>
          </table:table-cell>
          <table:table-cell table:number-columns-repeated="2" table:style-name="ce2"/>
          <table:table-cell office:value-type="string" table:style-name="ce2">
            <text:p>thunder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block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proj_speed_big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7" table:style-name="ce2"/>
          <table:table-cell office:value-type="string" table:style-name="ce2">
            <text:p>fortified_reaction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berserkers_impartiality_trait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block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summon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_percent_small</text:p>
          </table:table-cell>
          <table:table-cell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477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ummon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76" table:style-name="ce2"/>
          <table:table-cell table:number-columns-repeated="15360"/>
        </table:table-row>
        <table:table-row table:style-name="ro1">
          <table:table-cell table:number-columns-repeated="448"/>
          <table:table-cell office:value-type="string" table:style-name="ce2">
            <text:p>increased_duratio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big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wis_big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small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to_fi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33"/>
        </table:table-row>
        <table:table-row table:style-name="ro1">
          <table:table-cell table:number-columns-repeated="448"/>
          <table:table-cell office:value-type="string" table:style-name="ce2">
            <text:p>increased_duratio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d_duration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to_fire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small</text:p>
          </table:table-cell>
          <table:table-cell table:number-columns-repeated="3" table:style-name="ce2"/>
          <table:table-cell office:value-type="string" table:style-name="ce2">
            <text:p>phys_to_natur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eed_mastery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dodge_big</text:p>
          </table:table-cell>
          <table:table-cell table:number-columns-repeated="15833"/>
        </table:table-row>
        <table:table-row table:style-name="ro1">
          <table:table-cell table:number-columns-repeated="448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creased_duration_big</text:p>
          </table:table-cell>
          <table:table-cell table:style-name="ce2"/>
          <table:table-cell office:value-type="string" table:style-name="ce2">
            <text:p>mana_cost_big</text:p>
          </table:table-cell>
          <table:table-cell table:style-name="ce2"/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ammer_dmg_percent_big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armo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phys_to_natur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48"/>
          <table:table-cell table:number-columns-repeated="10" table:style-name="ce2"/>
          <table:table-cell office:value-type="string" table:style-name="ce2">
            <text:p>wis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armor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7" table:style-name="ce2"/>
          <table:table-cell office:value-type="string" table:style-name="ce2">
            <text:p>phys_dmg_small</text:p>
          </table:table-cell>
          <table:table-cell table:number-columns-repeated="8" table:style-name="ce2"/>
          <table:table-cell office:value-type="string" table:style-name="ce2">
            <text:p>dex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big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hp_armo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hp_regen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cost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mor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water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lifesteal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87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steal_small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steal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8" table:style-name="ce2"/>
          <table:table-cell office:value-type="string" table:style-name="ce2">
            <text:p>vit_small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ta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ms_percent_small</text:p>
          </table:table-cell>
          <table:table-cell table:number-columns-repeated="6" table:style-name="ce2"/>
          <table:table-cell office:value-type="string" table:style-name="ce2">
            <text:p>ms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mana_regen_percent_small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ammer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5841"/>
        </table:table-row>
        <table:table-row table:style-name="ro1">
          <table:table-cell table:number-columns-repeated="456"/>
          <table:table-cell office:value-type="string" table:style-name="ce2">
            <text:p>ms_percent_big</text:p>
          </table:table-cell>
          <table:table-cell table:number-columns-repeated="5" table:style-name="ce2"/>
          <table:table-cell office:value-type="string" table:style-name="ce2">
            <text:p>ms_regen_percent_small</text:p>
          </table:table-cell>
          <table:table-cell table:number-columns-repeated="7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10" table:style-name="ce2"/>
          <table:table-cell office:value-type="string" table:style-name="ce2">
            <text:p>str_small</text:p>
          </table:table-cell>
          <table:table-cell table:number-columns-repeated="7" table:style-name="ce2"/>
          <table:table-cell office:value-type="string" table:style-name="ce2">
            <text:p>mana_percent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number-columns-repeated="15841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ammer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mmer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xe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hammer_dmg_percent_major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style-name="ce2"/>
          <table:table-cell office:value-type="string" table:style-name="ce2">
            <text:p>hammer_ele_dmg_percent_major</text:p>
          </table:table-cell>
          <table:table-cell table:number-columns-repeated="3" table:style-name="ce2"/>
          <table:table-cell office:value-type="string" table:style-name="ce2">
            <text:p>sword_dmg_percent_major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style-name="ce2"/>
          <table:table-cell office:value-type="string" table:style-name="ce2">
            <text:p>sword_ele_dmg_percent_major</text:p>
          </table:table-cell>
          <table:table-cell table:number-columns-repeated="3" table:style-name="ce2"/>
          <table:table-cell office:value-type="string" table:style-name="ce2">
            <text:p>axe_dmg_percent_major</text:p>
          </table:table-cell>
          <table:table-cell table:style-name="ce2"/>
          <table:table-cell office:value-type="string" table:style-name="ce2">
            <text:p>axe_dmg_percent_small</text:p>
          </table:table-cell>
          <table:table-cell table:style-name="ce2"/>
          <table:table-cell office:value-type="string" table:style-name="ce2">
            <text:p>axe_ele_dmg_percent_major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501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hulker_shell_trait</text:p>
          </table:table-cell>
          <table:table-cell table:number-columns-repeated="8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8" table:style-name="ce2"/>
          <table:table-cell office:value-type="string" table:style-name="ce2">
            <text:p>natures_avatar_trait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8"/>
        </table:table-row>
        <table:table-row table:style-name="ro1">
          <table:table-cell table:number-columns-repeated="473"/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15858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phys_dmg_small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21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4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522" table:style-name="ce2"/>
          <table:table-cell table:number-columns-repeated="15360"/>
        </table:table-row>
        <table:table-row table:number-rows-repeated="41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Kelvin</dc:creator>
    <dc:date>2022-08-11T04:51:16Z</dc:date>
    <meta:editing-cycles>30</meta:editing-cycles>
    <meta:editing-duration>PT10832S</meta:editing-duration>
  </office:meta>
</office:document-meta>
</file>